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5cm"/>
    </style:style>
    <style:style style:name="co8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5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82])" office:value-type="float" office:value="280">
            <text:p>28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/11/2011</text:date>, <text:time>15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11-10T15:36:18</dc:date>
    <dc:language>fr-FR</dc:language>
    <meta:editing-cycles>176</meta:editing-cycles>
    <meta:editing-duration>P12DT21H19M39S</meta:editing-duration>
    <meta:document-statistic meta:table-count="3" meta:cell-count="384" meta:object-count="0"/>
    <meta:user-defined meta:name="Info 1"/>
    <meta:user-defined meta:name="Info 2"/>
    <meta:user-defined meta:name="Info 3"/>
    <meta:user-defined meta:name="Info 4"/>
  </office:meta>
</office:document-meta>
</file>